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pl" fo:country="PL"/>
    </style:style>
    <style:style style:name="P2" style:parent-style-name="Normal" style:family="paragraph">
      <style:text-properties fo:language="pl" fo:country="PL"/>
    </style:style>
    <style:style style:name="P3" style:parent-style-name="Normal" style:family="paragraph">
      <style:text-properties fo:language="pl" fo:country="PL"/>
    </style:style>
    <style:style style:name="P4" style:parent-style-name="Normal" style:family="paragraph">
      <style:text-properties fo:language="pl" fo:country="PL"/>
    </style:style>
    <style:style style:name="P5" style:parent-style-name="Normal" style:family="paragraph">
      <style:text-properties fo:language="pl" fo:country="PL"/>
    </style:style>
    <style:style style:name="P6" style:parent-style-name="Normal" style:family="paragraph">
      <style:text-properties fo:language="pl" fo:country="PL"/>
    </style:style>
    <style:style style:name="P7" style:parent-style-name="Normal" style:family="paragraph">
      <style:text-properties fo:language="pl" fo:country="PL"/>
    </style:style>
    <style:style style:name="P8" style:parent-style-name="Normal" style:family="paragraph">
      <style:text-properties fo:language="pl" fo:country="PL"/>
    </style:style>
    <style:style style:name="P9" style:parent-style-name="Normal" style:family="paragraph">
      <style:text-properties fo:language="pl" fo:country="PL"/>
    </style:style>
    <style:style style:name="P10" style:parent-style-name="Normal" style:family="paragraph">
      <style:text-properties fo:language="pl" fo:country="PL"/>
    </style:style>
    <style:style style:name="P11" style:parent-style-name="Normal" style:family="paragraph">
      <style:text-properties fo:language="pl" fo:country="PL"/>
    </style:style>
    <style:style style:name="P12" style:parent-style-name="Normal" style:family="paragraph">
      <style:text-properties fo:language="pl" fo:country="PL"/>
    </style:style>
    <style:style style:name="P13" style:parent-style-name="Normal" style:family="paragraph">
      <style:text-properties fo:language="pl" fo:country="PL"/>
    </style:style>
  </office:automatic-styles>
  <office:body>
    <office:text text:use-soft-page-breaks="true">
      <text:p text:style-name="P1">Pomysł projektu,<text:s/><text:s/><text:s/>stojący za tematem niniejszej pracy, powstał z motywacji<text:s/>autora do polepszenia umiejętności komunikacyjnych w języku angielskim, poprzez intensywną naukę słownictwa. Po doświadczeniach z zapamiętywaniem całych list, tworzonych na papierze,<text:s/></text:p>
      <text:p text:style-name="P2">Można, oczywiście, zastanawiać się, czy warto aż tyle wysiłlku poświęcać na opanowanie słownictwa obcego języka, skoro wielu lingwistów i nauczycieli jast zdania, że to sprawne poruszanie się w gramatyce powinno być<text:s/>podstawowym<text:s/>celem ucznia, na dalszy plan odkładając poznawanie materiału leksykalnego.</text:p>
      <text:p text:style-name="P3">Niemniej, o znaczącej wadze posiadania bogatej leksyki, niech zaświadczą chociażby słowa prof. Davida Wilkinsa (tłum. z ang.): „Niewiele można przekazać nie znając gramatyki, ale niczego się nie<text:s/>powie, nie znając słów”.</text:p>
      <text:p text:style-name="P4">Każdy, kto uczy<text:s/>się języka obcego,<text:s/>zadaje sobie w końcu pytanie<text:s/>o sposób nie tyle zapamiętania jeszcze większej ilości słów, co raczej ich nie zapominania z czasem.<text:s/>Proces utraty raz pozyskanej wiedzy wydaje się nieukniony i być czymś, do czego powinniśmy się przyzwyczaić. Niemniej jednak, bolesne doświadczenie, jakim jest świadomość straty śladu w pamięci, prowadzącego do potrzebnej informacji, skłania nas<text:s/>do ponawiania<text:s/>poszukiwań metody, która zagwarantowałaby<text:s/>zapanowanie nad własną pamięcią.<text:s/></text:p>
      <text:p text:style-name="P5">Czy wspóczesna technologia, tak wszechobecna w wielu innych dziedzinach,<text:s/>jest w stanie<text:s/>poradzić sobie w<text:s/>organizowaniu<text:s/>pracy naszego<text:s/>własnego<text:s/>mózgu?<text:s/>Jesli<text:s/>tylko<text:s/>połaczymy ją z wiedzą, jaką o pracy tego <text:s/>organu dostarcza<text:s/>współczesna<text:s/>nauka, jest to<text:s/>jak najbardziej<text:s/>możliwe.<text:s/></text:p>
      <text:p text:style-name="P6">Celem<text:s/>niniejszej<text:s/>pracy<text:s/>stało się więc<text:s/>zaprojektowanie narzędzia informatycznego, które korzystając ze zdobyczy<text:s/>nauki o<text:s/>pamięci,<text:s/>przejmie od użytkownika<text:s/>ciężar organizacji procesu nauki<text:s/>i pokieruje nim tak, jak to sugeruje<text:s/>nowoczesna psychologia, czyli kładąc<text:s/>główny<text:s/>nacisk na sam proces nauki, a później<text:s/>dodatkowo<text:s/>koordynując przypominanie<text:s/>nauczonych faktów,<text:s/>tuż przed tym,<text:s/>zanim zostaną one zapomniane.<text:s/></text:p>
      <text:p text:style-name="P7">Powyższe zamierzenie autora, jest wynikiem przeświadczenia, opartego<text:s/>zarówno<text:s/>na<text:s/>doniesieniach naukowych na temat procesów<text:s/>zachodzących<text:s/>w mózgu, oraz<text:s/>własnym<text:s/>doświadczeniu, że<text:s/>nie tyle<text:s/>zaawansowanie algorytmów obliczeniowych, ile usystematyzowanie pracy w pierwszych dniach nauki,<text:s/>jest gwarancją obniżenia stopnia porażek.</text:p>
      <text:p text:style-name="P8">W realizacji założonych<text:s/>celów, wykorzystano teorię krzywej pamięci, opracowaną na początku XX wielu przez niemieckiego psychologa, Hermanna von Ebbinghausa,<text:s/>zgodnie z którą, prawidłowe pzypominanie raz przyswojonego faktu, skutkuje jego trwałym zapamiętaniem.<text:s/>Realizująca założenia powyższej<text:s/>teorii<text:s/>platforma internetowa,<text:s/>staje<text:s/>się<text:s/>więc<text:s/>niejako zewnętrznym organizerem pamięci ucznia.<text:s/>Odpowiada za przypominanie mu o robieniu powtórek i dba o to, żeby mógł wykorzystać każdy dogodny czas na wykonanie przygotowanych zadań.<text:s/>Odciąża go, co pozwala mu się skupić na nauce, bez niepotrzebnego balastu pilnowania terminów.<text:s/>Nauka jest przez to przyjemniejsza, zwłaszcza, że szybko, bo już po pierwszych 2 dniach, obserwuje on swiększone efekty swojego wysiłku. Przekonanie, że praca nie idzie na marne, jest największym stymulantem do jej kontynuowania.<text:s/></text:p>
      <text:p text:style-name="P9">W<text:s/>kolejnym<text:s/>rozdziale przedstawiony jest aktualny stan wiedzy psychologicznej i<text:s/>neurobiologicznej związanej z pracą mózgu w<text:s/>kontekście<text:s/>zapamiętywania informacji przez człowieka. Autor zapozanje tu również czytelnika z tajemnicą wiecznej pamięci, jaką<text:s/>odkrył profesor Ebbinghaus.<text:s/>Wnioski,<text:s/>będące<text:s/>owocem jego, oraz późniejszych<text:s/>mu naukowców<text:s/>w tej dziedzinie, starają się wykorzystywać twórcy komercyjnych narzędzi wspomagających ucznia w jego wysiłkach, o czym traktuje rozdział 3.<text:s/><text:soft-page-break/>Kolejny<text:s/>rozdział, natomiast,<text:s/>przybliża poszczegóne etapy pracy<text:s/>projektowej<text:s/>nad modelem użytkowym, w którym zastosowane zostaną, niespotykane razem w innych rozwiązaniach, strategie pracy z uczniem.<text:s/>Rozdział piąty stanowi wprowadzenie do części praktycznej pracy i poświęcony został problemowi doboru technologii do założonych celów funkcjonalnych projektu.<text:s/>Zwieńczenie tworzenia działającego produktu, przedstawia część szósta, w której autor przybliża etapy implementacji zaprojektowanego rozwiązania.<text:s/>Na koniec, w podsumowaniu, będzie możliwość poznania perspektyw dalszego rozwoju projektu, zmierzających do wzbogacenia go o kolejne uzyteczne z puknktu widzenia ucznia, funkcjonalności, <text:s/>oraz transformowania go w platformę nauki z nauczycielem.</text:p>
      <text:p text:style-name="P10"/>
      <text:p text:style-name="P11"/>
      <text:p text:style-name="P12"/>
      <text:p text:style-name="P13"/>
      <text:p text:style-name="Normal">Wilkins ,D.A.(1972) Linguistics in Language Teaching. Australia: Edward Arnol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garski</meta:initial-creator>
    <dc:creator>msgarski</dc:creator>
    <meta:creation-date>2021-06-11T13:37:00Z</meta:creation-date>
    <dc:date>2021-06-11T16:58:00Z</dc:date>
    <meta:template xlink:href="Normal.dotm" xlink:type="simple"/>
    <meta:editing-cycles>47</meta:editing-cycles>
    <meta:editing-duration>PT12060S</meta:editing-duration>
    <meta:document-statistic meta:page-count="2" meta:paragraph-count="8" meta:word-count="634" meta:character-count="4436" meta:row-count="31" meta:non-whitespace-character-count="3810"/>
  </office:meta>
</office:document-meta>
</file>